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news.epfl.ch/news/a-new-prototype-e-voting-system-finally-solves-the/">https://news.epfl.ch/news/a-new-prototype-e-voting-system-finally-solves-the/</text:a></text:p>
          </table:table-cell>
          <table:table-cell office:value-type="string" table:style-name="ce1">
            <text:p>EPFL News</text:p>
          </table:table-cell>
          <table:table-cell office:value-type="date" office:date-value="2025-10-28T00:00:00" table:style-name="ce3">
            <text:p>10/28/25</text:p>
          </table:table-cell>
          <table:table-cell office:value-type="string" table:style-name="ce1">
            <text:p>A new prototype E-Voting system finally solves the coercion problem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number-rows-repeated="104669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Oana Gherman</dc:creator>
    <dc:date>2025-10-30T16:19:47Z</dc:date>
    <meta:editing-cycles>129</meta:editing-cycles>
    <meta:editing-duration>PT11400S</meta:editing-duration>
  </office:meta>
</office:document-meta>
</file>